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6D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cell-protect="protected"/>
    </style:style>
    <style:style style:name="ce7" style:family="table-cell" style:parent-style-name="Default" style:data-style-name="N0">
      <style:table-cell-properties style:vertical-align="automatic" fo:background-color="#FFFF6D" style:cell-protect="protected"/>
    </style:style>
    <style:style style:name="ce8" style:family="table-cell" style:parent-style-name="Default" style:data-style-name="N0">
      <style:table-cell-properties style:vertical-align="automatic" fo:background-color="#FFFF6D" style:cell-protect="protected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wrap-option="wrap" fo:background-color="#FFFF00"/>
    </style:style>
    <style:style style:name="ce10" style:family="table-cell" style:parent-style-name="Default" style:data-style-name="N14">
      <style:table-cell-properties style:vertical-align="automatic" style:cell-protect="protected"/>
    </style:style>
    <style:style style:name="ce11" style:family="table-cell" style:parent-style-name="Default" style:data-style-name="N36">
      <style:table-cell-properties style:vertical-align="automatic" style:cell-protect="protected"/>
    </style:style>
    <style:style style:name="ce12" style:family="table-cell" style:parent-style-name="Default" style:data-style-name="N37">
      <style:table-cell-properties style:vertical-align="automatic" style:cell-protect="protected"/>
    </style:style>
    <style:style style:name="ce13" style:family="table-cell" style:parent-style-name="Default" style:data-style-name="N4">
      <style:table-cell-properties style:vertical-align="automatic" style:cell-protect="protecte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background-color="transparent" style:cell-protect="protected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Hyperlink" style:data-style-name="N0">
      <style:table-cell-properties style:vertical-align="automatic" fo:background-color="#FFFF00" style:cell-protect="protected"/>
      <style:text-properties fo:color="#000000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10.4245833333333cm"/>
    </style:style>
    <style:style style:name="co10" style:family="table-column">
      <style:table-column-properties fo:break-before="auto" style:column-width="2.751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Default_1"/>
        <table:table-column table:style-name="co2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3" table:default-cell-style-name="Default_1"/>
        <table:table-column table:style-name="co8" table:default-cell-style-name="ce6"/>
        <table:table-column table:style-name="co9" table:default-cell-style-name="ce6"/>
        <table:table-column table:style-name="co10" table:default-cell-style-name="ce16"/>
        <table:table-column table:style-name="co1" table:number-columns-repeated="16367" table:default-cell-style-name="Default_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Ohms</text:p>
          </table:table-cell>
          <table:table-cell office:value-type="string" table:style-name="ce2">
            <text:p>Farads</text:p>
          </table:table-cell>
          <table:table-cell office:value-type="string" table:style-name="ce2">
            <text:p>Henrys</text:p>
          </table:table-cell>
          <table:table-cell office:value-type="string" table:style-name="ce2">
            <text:p>Hertz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SI</text:p>
          </table:table-cell>
          <table:table-cell office:value-type="string" table:style-name="ce2">
            <text:p>Volts</text:p>
          </table:table-cell>
          <table:table-cell office:value-type="string" table:style-name="ce2">
            <text:p>Watts</text:p>
          </table:table-cell>
          <table:table-cell office:value-type="string" table:style-name="ce2">
            <text:p>Amps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Image</text:p>
          </table:table-cell>
          <table:table-cell office:value-type="string" table:style-name="ce4">
            <text:p>Link (Ctrl click)</text:p>
          </table:table-cell>
          <table:table-cell table:number-columns-repeated="16367" table:style-name="ce5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office:value-type="string" office:string-value="0.0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table:style-name="ce8">
            <text:p>0.0</text:p>
          </table:table-cell>
          <table:table-cell table:number-columns-repeated="4" table:style-name="ce6"/>
          <table:table-cell office:value-type="string" table:style-name="ce1">
            <text:p>MF 162R 1%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1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<text:a xlink:href="https://github.com/Workshop88/Workshop_88_makerspace_inventory/tree/main/Electronics_lab_components/__ToDo__/Misc%201/IMG_9579.JPG">Click</text:a>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4" table:style-name="ce6"/>
          <table:table-cell office:value-type="string" table:style-name="ce1">
            <text:p>MF 221 1% 1/4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1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<text:a xlink:href="https://github.com/Workshop88/Workshop_88_makerspace_inventory/tree/main/Electronics_lab_components/__ToDo__/Misc%201/IMG_9579.JPG">Click</text:a>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4" table:style-name="ce6"/>
          <table:table-cell office:value-type="string" table:style-name="ce1">
            <text:p>MF 267 1% 1/4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1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MF 475 1% 1/2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1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MF 576 1% 1/2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1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4" table:style-name="ce6"/>
          <table:table-cell office:value-type="string" table:style-name="ce1">
            <text:p>SPADE TERMINAL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2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4" table:style-name="ce6"/>
          <table:table-cell office:value-type="string" table:style-name="ce1">
            <text:p>SCREW TERM PCB MOUNT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2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HAKKO TIP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2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MF 4.99K 1%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2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MF 9.1K 1%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2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CRIMP TERMINAL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3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MAGNET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3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TOOTHPICK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3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309K 1%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3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I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none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3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IR RECEIVER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4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SMALL SWITCHE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4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esistor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200Q Pot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4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Piezo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PIEZO BUZZER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4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none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4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none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5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q-tips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POINTED Q-TIP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5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NEON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5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AMP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GRAIN OF WHEAT LAMP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5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Binding Post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5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PINS + NEEDLE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6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q-tips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Q TIP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6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Switch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6 Pole Switch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6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Yellow LED 10 Segment Bar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6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Fuses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FUSES &amp; FUSE HOLDER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6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Component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MAX2321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7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0.1" MALE HEADER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7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7 Segment LED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7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1R LED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7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BARRIER STRIP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7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Jumpers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RED JUMPER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8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Hardware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0.1" FEMALE HEADER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8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BLUE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8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YELLOW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8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GREEN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8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BIG RED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9 column 1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RED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9 column 2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WHITE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9 column 3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PURPLE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9 column 4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ED</text:p>
          </table:table-cell>
          <table:table-cell table:number-columns-repeated="4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office:value-type="string" table:style-name="ce1">
            <text:p>RGB LEDs</text:p>
          </table:table-cell>
          <table:table-cell table:style-name="Default_1"/>
          <table:table-cell office:value-type="float" office:value="10" table:style-name="ce6">
            <text:p>10</text:p>
          </table:table-cell>
          <table:table-cell office:value-type="string" table:style-name="ce1">
            <text:p>row 9 column 5</text:p>
          </table:table-cell>
          <table:table-cell office:value-type="string" table:style-name="ce6">
            <text:p>Misc 1\IMG_9579.JPG</text:p>
          </table:table-cell>
          <table:table-cell office:value-type="string" table:style-name="ce17">
            <text:p>Click</text:p>
          </table:table-cell>
          <table:table-cell table:number-columns-repeated="16367"/>
        </table:table-row>
        <table:table-row table:number-rows-repeated="13"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style-name="Default_1"/>
          <table:table-cell table:number-columns-repeated="4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6" table:style-name="ce6"/>
          <table:table-cell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number-rows-repeated="5"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6" table:style-name="ce6"/>
          <table:table-cell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style-name="ce6"/>
          <table:table-cell table:number-columns-repeated="2"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2" table:style-name="ce6"/>
          <table:table-cell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number-rows-repeated="2" table:style-name="ro1">
          <table:table-cell table:number-columns-repeated="5" table:style-name="ce6"/>
          <table:table-cell table:style-name="ce7"/>
          <table:table-cell table:style-name="ce8"/>
          <table:table-cell table:number-columns-repeated="9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9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9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5" table:style-name="ce6"/>
          <table:table-cell table:number-columns-repeated="2"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number-rows-repeated="2" table:style-name="ro1">
          <table:table-cell table:number-columns-repeated="5" table:style-name="ce6"/>
          <table:table-cell table:style-name="ce7"/>
          <table:table-cell table:style-name="ce8"/>
          <table:table-cell table:number-columns-repeated="9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4" table:style-name="ce6"/>
          <table:table-cell table:style-name="Default_1"/>
          <table:table-cell table:style-name="ce6"/>
          <table:table-cell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9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style-name="Default_1"/>
          <table:table-cell table:style-name="ce6"/>
          <table:table-cell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4" table:style-name="ce6"/>
          <table:table-cell table:style-name="Default_1"/>
          <table:table-cell table:style-name="ce6"/>
          <table:table-cell table:style-name="Default_1"/>
          <table:table-cell table:number-columns-repeated="2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4" table:style-name="ce6"/>
          <table:table-cell table:number-columns-repeated="2"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2"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4" table:style-name="ce6"/>
          <table:table-cell table:style-name="Default_1"/>
          <table:table-cell table:number-columns-repeated="4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2"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/>
        </table:table-row>
        <table:table-row table:number-rows-repeated="3"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 table:style-name="Default_1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4" table:style-name="ce6"/>
          <table:table-cell table:number-columns-repeated="2" table:style-name="Default_1"/>
          <table:table-cell table:number-columns-repeated="3" table:style-name="ce6"/>
          <table:table-cell table:style-name="ce9"/>
          <table:table-cell table:number-columns-repeated="16367" table:style-name="Default_1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 table:style-name="Default_1"/>
        </table:table-row>
        <table:table-row table:number-rows-repeated="3"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9" table:style-name="ce6"/>
          <table:table-cell table:style-name="ce9"/>
          <table:table-cell table:number-columns-repeated="16367" table:style-name="Default_1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 table:style-name="Default_1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9" table:style-name="ce6"/>
          <table:table-cell table:style-name="ce9"/>
          <table:table-cell table:number-columns-repeated="16367" table:style-name="Default_1"/>
        </table:table-row>
        <table:table-row table:style-name="ro1">
          <table:table-cell table:number-columns-repeated="2" table:style-name="ce6"/>
          <table:table-cell table:number-columns-repeated="3" table:style-name="ce11"/>
          <table:table-cell table:style-name="ce7"/>
          <table:table-cell table:style-name="ce8"/>
          <table:table-cell table:number-columns-repeated="5" table:style-name="ce6"/>
          <table:table-cell table:style-name="Default_1"/>
          <table:table-cell table:number-columns-repeated="3" table:style-name="ce6"/>
          <table:table-cell table:style-name="ce9"/>
          <table:table-cell table:number-columns-repeated="16367" table:style-name="Default_1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 table:style-name="Default_1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style-name="ce13"/>
          <table:table-cell table:number-columns-repeated="16366"/>
        </table:table-row>
        <table:table-row table:number-rows-repeated="3"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 table:style-name="Default_1"/>
        </table:table-row>
        <table:table-row table:number-rows-repeated="87"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4"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5" table:style-name="ce6"/>
          <table:table-cell table:style-name="ce7"/>
          <table:table-cell table:style-name="ce8"/>
          <table:table-cell table:number-columns-repeated="3"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106"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style-name="ce6"/>
          <table:table-cell table:style-name="ce14"/>
          <table:table-cell table:number-columns-repeated="3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315"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2" table:style-name="ro1">
          <table:table-cell table:style-name="ce6"/>
          <table:table-cell table:style-name="Default_1"/>
          <table:table-cell table:style-name="ce11"/>
          <table:table-cell table:number-columns-repeated="2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36"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15"/>
          <table:table-cell table:number-columns-repeated="2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74" table:style-name="ro1">
          <table:table-cell table:number-columns-repeated="5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15"/>
          <table:table-cell table:number-columns-repeated="2" table:style-name="ce6"/>
          <table:table-cell table:style-name="ce7"/>
          <table:table-cell table:style-name="ce8"/>
          <table:table-cell table:style-name="ce6"/>
          <table:table-cell table:style-name="ce12"/>
          <table:table-cell table:style-name="ce6"/>
          <table:table-cell table:style-name="ce10"/>
          <table:table-cell table:number-columns-repeated="5" table:style-name="ce6"/>
          <table:table-cell table:style-name="ce9"/>
          <table:table-cell table:number-columns-repeated="16367"/>
        </table:table-row>
        <table:table-row table:number-rows-repeated="2" table:style-name="ro1">
          <table:table-cell table:number-columns-repeated="5" table:style-name="ce6"/>
          <table:table-cell table:style-name="ce7"/>
          <table:table-cell table:style-name="ce8"/>
          <table:table-cell table:number-columns-repeated="4" table:style-name="ce6"/>
          <table:table-cell table:style-name="Default_1"/>
          <table:table-cell table:number-columns-repeated="4" table:style-name="ce6"/>
          <table:table-cell table:style-name="ce9"/>
          <table:table-cell table:number-columns-repeated="16367"/>
        </table:table-row>
        <table:table-row table:number-rows-repeated="10478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12" number:min-decimal-places="12" number:min-integer-digits="1" number:grouping="true"/>
    </number:number-style>
    <number:date-style style:name="N37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style:font-name="Arial" style:font-name-asian="Arial" style:font-name-complex="Arial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dc:creator>Ansible</dc:creator>
    <meta:creation-date>2026-01-06T18:53:12Z</meta:creation-date>
    <dc:date>2026-02-26T05:44:31Z</dc:date>
    <meta:editing-cycles>35</meta:editing-cycles>
    <meta:editing-duration>PT219925S</meta:editing-duration>
    <meta:user-defined meta:name="AppVersion">15.0000</meta:user-defined>
  </office:meta>
</office:document-meta>
</file>